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Date">May 18, 2021 (04:28: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8T04:28:42Z</meta:creation-date>
    <dc:date>2021-05-18T04:28:42Z</dc:date>
    <meta:user-defined meta:name="date" meta:value-type="string">May  18, 2021 (04:28:39 AM)</meta:user-defined>
    <meta:user-defined meta:name="default-code-class" meta:value-type="string">csharp</meta:user-defined>
  </office:meta>
</office:document-meta>
</file>